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98f45" officeooo:paragraph-rsid="00198f45" style:font-size-asian="12.25pt" style:font-size-complex="14pt"/>
    </style:style>
    <style:style style:name="P5" style:family="paragraph" style:parent-style-name="Standard">
      <style:text-properties style:font-name="Liberation Mono" fo:font-size="14pt" officeooo:rsid="001b7813" officeooo:paragraph-rsid="001b7813" style:font-size-asian="12.25pt" style:font-size-complex="14pt"/>
    </style:style>
    <style:style style:name="P6" style:family="paragraph" style:parent-style-name="Standard">
      <style:text-properties style:font-name="Liberation Mono" fo:font-size="14pt" officeooo:rsid="001b7813" officeooo:paragraph-rsid="00243e22" style:font-size-asian="12.25pt" style:font-size-complex="14pt"/>
    </style:style>
    <style:style style:name="P7" style:family="paragraph" style:parent-style-name="Standard">
      <style:text-properties style:font-name="Liberation Mono" fo:font-size="14pt" officeooo:rsid="001d0049" officeooo:paragraph-rsid="001d0049" style:font-size-asian="12.25pt" style:font-size-complex="14pt"/>
    </style:style>
    <style:style style:name="P8" style:family="paragraph" style:parent-style-name="Standard">
      <style:text-properties style:font-name="Liberation Mono" fo:font-size="14pt" officeooo:rsid="001e0c24" officeooo:paragraph-rsid="001e0c24" style:font-size-asian="12.25pt" style:font-size-complex="14pt"/>
    </style:style>
    <style:style style:name="P9" style:family="paragraph" style:parent-style-name="Standard">
      <style:text-properties style:font-name="Liberation Mono" fo:font-size="14pt" officeooo:rsid="00243e22" officeooo:paragraph-rsid="00243e22" style:font-size-asian="12.25pt" style:font-size-complex="14pt"/>
    </style:style>
    <style:style style:name="P10" style:family="paragraph" style:parent-style-name="Standard">
      <style:text-properties style:font-name="Liberation Mono" fo:font-size="14pt" officeooo:rsid="00277d8c" officeooo:paragraph-rsid="00277d8c" style:font-size-asian="12.25pt" style:font-size-complex="14pt"/>
    </style:style>
    <style:style style:name="P11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12" style:family="paragraph" style:parent-style-name="Header">
      <style:text-properties officeooo:rsid="00190d94" officeooo:paragraph-rsid="00190d94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f13d1"/>
    </style:style>
    <style:style style:name="T2" style:family="text">
      <style:text-properties officeooo:rsid="00210ef9"/>
    </style:style>
    <style:style style:name="T3" style:family="text">
      <style:text-properties officeooo:rsid="0022dba2"/>
    </style:style>
    <style:style style:name="T4" style:family="text">
      <style:text-properties officeooo:rsid="002578af"/>
    </style:style>
    <style:style style:name="T5" style:family="text">
      <style:text-properties officeooo:rsid="0026b42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16pt" style:font-weight-asian="bold" style:font-size-complex="20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142cm" fo:min-width="14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849cm" fo:min-width="2.9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75cm" fo:min-width="2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6.32cm" fo:min-width="13.3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514cm" fo:min-width="3.5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415cm" fo:min-width="3.4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inal Julio 2021 Elementos de la Matemática</text:p>
      <text:p text:style-name="P1"/>
      <text:p text:style-name="P1">1.1</text:p>
      <text:p text:style-name="P1"><text:tab/>a. <text:span text:style-name="T4">Números Naturales, </text:span>Números <text:span text:style-name="T1">R</text:span>eales</text:p>
      <text:p text:style-name="P1"><text:tab/>b. Números Reales, Números Naturales, <text:span text:style-name="T1">Números <text:tab/> <text:tab/><text:tab/> <text:s text:c="2"/>Racionales</text:span>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<text:span text:style-name="T4">T = Hilario va a trabajar tarde</text:span></text:p>
      <text:p text:style-name="P2"><text:tab/><text:span text:style-name="T4">P = Pagan más</text:span></text:p>
      <text:p text:style-name="P2"><text:tab/><text:tab/></text:p>
      <text:p text:style-name="P2"><text:tab/><text:span text:style-name="T5">T =&gt; ~P</text:span></text:p>
      <text:p text:style-name="P2"><text:tab/><text:span text:style-name="T5">~T =&gt; P</text:span></text:p>
      <text:p text:style-name="P2"/>
      <text:p text:style-name="P2"/>
      <text:p text:style-name="P2"><text:tab/><text:span text:style-name="T5">T =&gt; ~P ^ ~T =&gt; P</text:span></text:p>
      <text:p text:style-name="P2"/>
      <text:p text:style-name="P2"><text:tab/>T =&gt; ~P v ~T =&gt; P </text:p>
      <text:p text:style-name="P2"/>
      <text:p text:style-name="P3">2.2</text:p>
      <text:p text:style-name="P3"><text:tab/>La expresión es Falsa.</text:p>
      <text:p text:style-name="P3"/>
      <text:p text:style-name="P3"/>
      <text:p text:style-name="P4"><draw:custom-shape text:anchor-type="paragraph" draw:z-index="0" draw:name="Forma1" draw:style-name="gr1" draw:text-style-name="P13" svg:width="14.847cm" svg:height="8.143cm" svg:x="1.663cm" svg:y="0.09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14" svg:width="1.971cm" svg:height="2.117cm" svg:x="15.774cm" svg:y="0.236cm"><draw:text-box><text:p><text:span text:style-name="T7">U</text:span></text:p></draw:text-box></draw:frame><draw:frame text:anchor-type="paragraph" draw:z-index="2" draw:name="Forma3" draw:style-name="gr3" draw:text-style-name="P15" svg:width="5.733cm" svg:height="2.498cm" svg:x="1.812cm" svg:y="0.266cm"><draw:text-box><text:p><text:span text:style-name="T8">55 Personas</text:span></text:p><text:p><text:span text:style-name="T8"/></text:p></draw:text-box></draw:frame>3.1</text:p>
      <text:p text:style-name="P4"><draw:custom-shape text:anchor-type="paragraph" draw:z-index="3" draw:name="Forma4" draw:style-name="gr4" draw:text-style-name="P16" svg:width="4.118cm" svg:height="4.028cm" svg:x="6.80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16" svg:width="4.118cm" svg:height="4.028cm" svg:x="5.251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4" draw:style-name="gr5" draw:text-style-name="P16" svg:width="4.118cm" svg:height="4.028cm" svg:x="8.28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Forma5" draw:style-name="gr6" draw:text-style-name="P17" svg:width="2.352cm" svg:height="0.976cm" svg:x="7.985cm" svg:y="0.942cm"><draw:text-box><text:p>Habla</text:p><text:p>Inglés: 25</text:p></draw:text-box></draw:frame><draw:frame text:anchor-type="paragraph" draw:z-index="7" draw:name="Forma6" draw:style-name="gr7" draw:text-style-name="P17" svg:width="2.059cm" svg:height="1.618cm" svg:x="5.838cm" svg:y="4.322cm"><draw:text-box><text:p>Habla</text:p><text:p>Francés: 32</text:p></draw:text-box></draw:frame><draw:frame text:anchor-type="paragraph" draw:z-index="8" draw:name="Forma7" draw:style-name="gr8" draw:text-style-name="P17" svg:width="2.207cm" svg:height="1.295cm" svg:x="9.897cm" svg:y="4.35cm"><draw:text-box><text:p>Habla</text:p><text:p>Alemán: 33</text:p></draw:text-box></draw:frame><draw:frame text:anchor-type="paragraph" draw:z-index="9" draw:name="Forma8" draw:style-name="gr9" draw:text-style-name="P17" svg:width="1.47cm" svg:height="1.147cm" svg:x="8.721cm" svg:y="3.676cm"><draw:text-box><text:p>5</text:p></draw:text-box></draw:frame><text:tab/></text:p>
      <text:p text:style-name="P4"/>
      <text:p text:style-name="P4"/>
      <text:p text:style-name="P4"/>
      <text:p text:style-name="P4"><draw:frame text:anchor-type="paragraph" draw:z-index="10" draw:name="Forma9" draw:style-name="gr10" draw:text-style-name="P17" svg:width="1.057cm" svg:height="1.235cm" svg:x="7.223cm" svg:y="0.556cm"><draw:text-box><text:p>FI</text:p></draw:text-box></draw:frame></text:p>
      <text:p text:style-name="P4"><draw:frame text:anchor-type="paragraph" draw:z-index="11" draw:name="Forma10" draw:style-name="gr11" draw:text-style-name="P17" svg:width="1.089cm" svg:height="0.678cm" svg:x="9.574cm" svg:y="0.349cm"><draw:text-box><text:p>IA</text:p></draw:text-box></draw:frame></text:p>
      <text:p text:style-name="P4"/>
      <text:p text:style-name="P4"/>
      <text:p text:style-name="P4"><draw:frame text:anchor-type="paragraph" draw:z-index="12" draw:name="Forma11" draw:style-name="gr12" draw:text-style-name="P17" svg:width="0.853cm" svg:height="0.941cm" svg:x="8.516cm" svg:y="0.025cm"><draw:text-box><text:p>F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text:tab/>32 + FA + FI = 32 - 5 = <text:span text:style-name="T3">27</text:span></text:p>
      <text:p text:style-name="P5"><text:tab/>25 + FI + IA = 25 – 5 = <text:span text:style-name="T3">20</text:span></text:p>
      <text:p text:style-name="P5"><text:tab/>33 + FA + IA = 33 – 5 = <text:span text:style-name="T3">28</text:span></text:p>
      <text:p text:style-name="P5"/>
      <text:p text:style-name="P5"><text:tab/><text:span text:style-name="T3">32 + 33 + 25 + 2*(27 + 28 + 20) = 75</text:span></text:p>
      <text:p text:style-name="P6"><text:tab/><text:span text:style-name="T3">32 + 33 + 25 + <text:s/>27 + 28 + 20 = 90 – 3 = 55 – 5</text:span></text:p>
      <text:p text:style-name="P9"><text:tab/></text:p>
      <text:p text:style-name="P9"><text:tab/>FA + FI + IA = 75 -50 = 25</text:p>
      <text:p text:style-name="P5"><text:tab/></text:p>
      <text:p text:style-name="P5"><text:tab/></text:p>
      <text:p text:style-name="P7"><draw:custom-shape text:anchor-type="paragraph" draw:z-index="13" draw:name="Forma12" draw:style-name="gr13" draw:text-style-name="P13" svg:width="13.376cm" svg:height="6.321cm" svg:x="1.371cm" svg:y="0.157cm"><text:p/><draw:enhanced-geometry svg:viewBox="0 0 21600 21600" draw:type="rectangle" draw:enhanced-path="M 0 0 L 21600 0 21600 21600 0 21600 0 0 Z N"/></draw:custom-shape><draw:frame text:anchor-type="paragraph" draw:z-index="15" draw:name="Forma2" draw:style-name="gr2" draw:text-style-name="P14" svg:width="1.971cm" svg:height="2.117cm" svg:x="14.099cm" svg:y="0.3cm"><draw:text-box><text:p><text:span text:style-name="T7">U</text:span></text:p></draw:text-box></draw:frame>3.2</text:p>
      <text:p text:style-name="P7"><draw:custom-shape text:anchor-type="paragraph" draw:z-index="14" draw:name="Forma13" draw:style-name="gr14" draw:text-style-name="P16" svg:width="4.968cm" svg:height="4.968cm" svg:x="4.517cm" svg:y="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3" draw:style-name="gr15" draw:text-style-name="P16" svg:width="4.968cm" svg:height="4.968cm" svg:x="6.574cm" svg:y="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Forma22" draw:style-name="gr21" draw:text-style-name="P18" svg:width="1.618cm" svg:height="2.059cm" svg:x="3.487cm" svg:y="0.187cm"><draw:text-box><text:p><text:span text:style-name="T9">A</text:span></text:p></draw:text-box></draw:frame><draw:frame text:anchor-type="paragraph" draw:z-index="26" draw:name="Forma23" draw:style-name="gr22" draw:text-style-name="P18" svg:width="1.472cm" svg:height="0.911cm" svg:x="11.13cm" svg:y="0.071cm"><draw:text-box><text:p><text:span text:style-name="T9">B</text:span></text:p></draw:text-box></draw:frame><text:tab/></text:p>
      <text:p text:style-name="P7"><draw:frame text:anchor-type="paragraph" draw:z-index="20" draw:name="Forma17" draw:style-name="gr18" draw:text-style-name="P17" svg:width="0.795cm" svg:height="0.883cm" svg:x="7.839cm" svg:y="0.069cm"><draw:text-box><text:p>1</text:p></draw:text-box></draw:frame></text:p>
      <text:p text:style-name="P7"><draw:frame text:anchor-type="paragraph" draw:z-index="17" draw:name="Forma14" draw:style-name="gr16" draw:text-style-name="P17" svg:width="0.295cm" svg:height="0.489cm" svg:x="5.339cm" svg:y="0.097cm"><draw:text-box><text:p>2</text:p></draw:text-box></draw:frame><draw:frame text:anchor-type="paragraph" draw:z-index="22" draw:name="Forma19" draw:style-name="gr12" draw:text-style-name="P17" svg:width="0.442cm" svg:height="0.941cm" svg:x="8.632cm" svg:y="0.392cm"><draw:text-box><text:p>5</text:p></draw:text-box></draw:frame></text:p>
      <text:p text:style-name="P7"/>
      <text:p text:style-name="P7"><draw:frame text:anchor-type="paragraph" draw:z-index="18" draw:name="Forma15" draw:style-name="gr16" draw:text-style-name="P17" svg:width="0.354cm" svg:height="0.489cm" svg:x="5.193cm" svg:y="0.155cm"><draw:text-box><text:p>4</text:p></draw:text-box></draw:frame><draw:frame text:anchor-type="paragraph" draw:z-index="21" draw:name="Forma18" draw:style-name="gr19" draw:text-style-name="P17" svg:width="0.354cm" svg:height="0.489cm" svg:x="7.691cm" svg:y="0.097cm"><draw:text-box><text:p>3</text:p></draw:text-box></draw:frame><draw:frame text:anchor-type="paragraph" draw:z-index="24" draw:name="Forma21" draw:style-name="gr9" draw:text-style-name="P17" svg:width="0.59cm" svg:height="1.147cm" svg:x="8.484cm" svg:y="0.538cm"><draw:text-box><text:p>9</text:p></draw:text-box></draw:frame></text:p>
      <text:p text:style-name="P7"><draw:frame text:anchor-type="paragraph" draw:z-index="19" draw:name="Forma16" draw:style-name="gr17" draw:text-style-name="P17" svg:width="0.853cm" svg:height="0.736cm" svg:x="5.722cm" svg:y="0.478cm"><draw:text-box><text:p>12</text:p></draw:text-box></draw:frame><draw:frame text:anchor-type="paragraph" draw:z-index="23" draw:name="Forma20" draw:style-name="gr20" draw:text-style-name="P17" svg:width="0.795cm" svg:height="1.029cm" svg:x="7.161cm" svg:y="0.332cm"><draw:text-box><text:p>7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Conjunto de A <text:span text:style-name="T6">-</text:span> Conjunto de B</text:p>
      <text:p text:style-name="P7"/>
      <text:p text:style-name="P8"/>
      <text:p text:style-name="P8">4</text:p>
      <text:p text:style-name="P8"><text:tab/>Si, porque es una operación posible, dado que es un <text:tab/>vector <text:span text:style-name="T2">tridimensional</text:span> que tiene valores razon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20:08:17.187000000</dc:date>
    <meta:editing-duration>PT1H25M19S</meta:editing-duration>
    <meta:editing-cycles>16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3" meta:word-count="167" meta:character-count="679" meta:non-whitespace-character-count="499"/>
  </office:meta>
</office:document-meta>
</file>